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c0d6" officeooo:paragraph-rsid="0006c0d6"/>
    </style:style>
    <style:style style:name="P2" style:family="paragraph" style:parent-style-name="Standard">
      <style:text-properties officeooo:rsid="0007158c" officeooo:paragraph-rsid="0007158c"/>
    </style:style>
    <style:style style:name="P3" style:family="paragraph" style:parent-style-name="Standard">
      <style:text-properties officeooo:rsid="0007158c" officeooo:paragraph-rsid="0008842f"/>
    </style:style>
    <style:style style:name="P4" style:family="paragraph" style:parent-style-name="Standard">
      <style:text-properties officeooo:rsid="0007158c" officeooo:paragraph-rsid="0008eb6f"/>
    </style:style>
    <style:style style:name="T1" style:family="text">
      <style:text-properties officeooo:rsid="0008842f"/>
    </style:style>
    <style:style style:name="T2" style:family="text">
      <style:text-properties officeooo:rsid="0008eb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ctions to run the code</text:p>
      <text:p text:style-name="P2"/>
      <text:p text:style-name="P3">change directory in line 22 and 23 as per y<text:span text:style-name="T1">our need, put the training data directory in line 22 and validation data directory in line 23.</text:span></text:p>
      <text:p text:style-name="P3"/>
      <text:p text:style-name="P4"><text:span text:style-name="T1">adjust epoch number and smaple size in line 25</text:span></text:p>
      <text:p text:style-name="P4"/>
      <text:p text:style-name="P4"><text:span text:style-name="T2">Recomended epoch number = 15</text:span></text:p>
      <text:p text:style-name="P4"><text:span text:style-name="T2">Recomended sample size = 2000</text:span>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9:26:37.418731309</meta:creation-date>
    <dc:date>2019-10-31T22:19:12.665444178</dc:date>
    <meta:editing-duration>PT1H28M32S</meta:editing-duration>
    <meta:editing-cycles>2</meta:editing-cycles>
    <meta:generator>LibreOffice/6.2.5.2$Linux_X86_64 LibreOffice_project/20$Build-2</meta:generator>
    <meta:document-statistic meta:table-count="0" meta:image-count="0" meta:object-count="0" meta:page-count="1" meta:paragraph-count="5" meta:word-count="50" meta:character-count="269" meta:non-whitespace-character-count="223"/>
  </office:meta>
</office:document-meta>
</file>